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variable"/>
    <style:font-face style:name="Courier New1" svg:font-family="'Courier New'" style:font-family-generic="system" style:font-pitch="variable"/>
    <style:font-face style:name="Geneva" svg:font-family="Geneva" style:font-family-generic="roman" style:font-pitch="variable"/>
    <style:font-face style:name="Geneva1" svg:font-family="Geneva" style:font-family-generic="swiss" style:font-pitch="variable"/>
    <style:font-face style:name="Geneva2" svg:font-family="Geneva" style:font-family-generic="system" style:font-pitch="variable"/>
    <style:font-face style:name="Helvetica" svg:font-family="Helvetica, 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3125in" fo:margin-left="-0.0403in" fo:margin-top="0in" fo:margin-bottom="0in" table:align="left" style:writing-mode="lr-tb"/>
    </style:style>
    <style:style style:name="Table1.A" style:family="table-column">
      <style:table-column-properties style:column-width="3.6493in"/>
    </style:style>
    <style:style style:name="Table1.B" style:family="table-column">
      <style:table-column-properties style:column-width="3.663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03in" fo:padding-right="0.0403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-left="0.0403in" fo:padding-right="0.0403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7.2979in" fo:margin-left="0in" fo:margin-top="0in" fo:margin-bottom="0in" table:align="left" style:writing-mode="lr-tb"/>
    </style:style>
    <style:style style:name="Table2.A" style:family="table-column">
      <style:table-column-properties style:column-width="4.9347in"/>
    </style:style>
    <style:style style:name="Table2.B" style:family="table-column">
      <style:table-column-properties style:column-width="2.3632in"/>
    </style:style>
    <style:style style:name="Table2.1" style:family="table-row">
      <style:table-row-properties style:min-row-height="0.1549in" fo:keep-together="auto"/>
    </style:style>
    <style:style style:name="Table2.A1" style:family="table-cell">
      <style:table-cell-properties fo:background-color="transparent" fo:padding-left="0.0403in" fo:padding-right="0.0403in" fo:padding-top="0.0201in" fo:padding-bottom="0.0201in" fo:border="none">
        <style:background-image/>
      </style:table-cell-properties>
    </style:style>
    <style:style style:name="Table2.B1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7.3771in" fo:margin-left="-0.0403in" fo:margin-top="0in" fo:margin-bottom="0in" table:align="left" style:writing-mode="lr-tb"/>
    </style:style>
    <style:style style:name="Table3.A" style:family="table-column">
      <style:table-column-properties style:column-width="2.0403in"/>
    </style:style>
    <style:style style:name="Table3.B" style:family="table-column">
      <style:table-column-properties style:column-width="5.33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403in" fo:padding-right="0.0403in" fo:padding-top="0.0201in" fo:padding-bottom="0.0201in" fo:border="none">
        <style:background-image/>
      </style:table-cell-properties>
    </style:style>
    <style:style style:name="Table4" style:family="table">
      <style:table-properties style:width="7.3222in" fo:margin-left="0.0007in" fo:margin-top="0in" fo:margin-bottom="0in" table:align="left" style:writing-mode="lr-tb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6.4472in"/>
    </style:style>
    <style:style style:name="Table4.1" style:family="table-row">
      <style:table-row-properties style:min-row-height="0.1986in" fo:keep-together="auto"/>
    </style:style>
    <style:style style:name="Table4.A1" style:family="table-cell">
      <style:table-cell-properties fo:background-color="transparent" fo:padding-left="0.075in" fo:padding-right="0.075in" fo:padding-top="0.0201in" fo:padding-bottom="0.0201in" fo:border="none">
        <style:background-image/>
      </style:table-cell-properties>
    </style:style>
    <style:style style:name="Table4.B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style:font-name="Geneva" fo:font-size="10pt" style:letter-kerning="false" style:font-size-asian="10pt" style:font-name-complex="Times New Roman1" style:font-size-complex="10pt" style:language-complex="ar" style:country-complex="SA"/>
    </style:style>
    <style:style style:name="P2" style:family="paragraph" style:parent-style-name="Table_20_Contents">
      <style:paragraph-properties fo:line-height="0.1665in" fo:orphans="0" fo:widows="0"/>
      <style:text-properties style:font-name="Geneva" fo:font-size="10pt" style:font-size-asian="10pt" style:font-name-complex="Geneva2" style:font-size-complex="10pt"/>
    </style:style>
    <style:style style:name="P3" style:family="paragraph" style:parent-style-name="Standard">
      <style:paragraph-properties fo:line-height="0.1665in" fo:orphans="0" fo:widows="0"/>
      <style:text-properties style:font-name="Geneva" fo:font-size="10pt" style:font-size-asian="10pt" style:font-name-complex="Geneva2" style:font-size-complex="10pt"/>
    </style:style>
    <style:style style:name="P4" style:family="paragraph" style:parent-style-name="Standard">
      <style:paragraph-properties fo:margin-left="0.2091in" fo:margin-right="0in" fo:line-height="0.1665in" fo:orphans="0" fo:widows="0" fo:hyphenation-ladder-count="no-limit" fo:text-indent="-0.0839in" style:auto-text-indent="false" style:vertical-align="baseline"/>
      <style:text-properties style:font-name="Geneva" fo:font-size="10pt" style:font-size-asian="10pt" style:font-name-complex="Geneva2" style:font-size-complex="10pt" fo:hyphenate="false" fo:hyphenation-remain-char-count="2" fo:hyphenation-push-char-count="2" loext:hyphenation-no-caps="false"/>
    </style:style>
    <style:style style:name="P5" style:family="paragraph" style:parent-style-name="Table_20_Contents">
      <style:paragraph-properties fo:line-height="0.1665in" fo:text-align="end" style:justify-single-word="false" fo:orphans="0" fo:widows="0"/>
      <style:text-properties style:font-name="Geneva" fo:font-size="10pt" style:font-size-asian="10pt" style:font-name-complex="Geneva2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Geneva" fo:font-size="10pt" fo:letter-spacing="-0.0071in" style:font-size-asian="10pt" style:font-name-complex="Geneva2" style:font-size-complex="10pt"/>
    </style:style>
    <style:style style:name="P7" style:family="paragraph" style:parent-style-name="Standard">
      <style:paragraph-properties fo:margin-left="-0.0402in" fo:margin-right="0in" fo:line-height="0.1665in" fo:orphans="0" fo:widows="0" fo:hyphenation-ladder-count="no-limit" fo:text-indent="0in" style:auto-text-indent="false"/>
      <style:text-properties style:font-name="Geneva" fo:font-size="10pt" fo:letter-spacing="-0.0071in" style:font-size-asian="10pt" style:font-name-complex="Geneva2" style:font-size-complex="10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line-height="0.1665in" fo:text-align="end" style:justify-single-word="false" fo:orphans="0" fo:widows="0"/>
      <style:text-properties style:font-name="Geneva" fo:font-size="10pt" fo:letter-spacing="-0.0071in" style:font-name-asian="Calibri1" style:font-size-asian="10pt" style:language-asian="en" style:country-asian="US" style:font-name-complex="Geneva2" style:font-size-complex="10pt" style:language-complex="ar" style:country-complex="SA"/>
    </style:style>
    <style:style style:name="P9" style:family="paragraph" style:parent-style-name="Standard">
      <style:paragraph-properties fo:line-height="0.1665in" fo:orphans="0" fo:widows="0"/>
      <style:text-properties style:font-name="Geneva" fo:font-size="10pt" fo:letter-spacing="-0.0035in" style:font-size-asian="10pt" style:font-name-complex="Geneva2" style:font-size-complex="10pt"/>
    </style:style>
    <style:style style:name="P10" style:family="paragraph" style:parent-style-name="Standard">
      <style:paragraph-properties fo:line-height="0.1665in"/>
      <style:text-properties style:font-name="Geneva" fo:font-size="10pt" fo:font-weight="bold" style:font-size-asian="10pt" style:font-weight-asian="bold" style:font-name-complex="Geneva2" style:font-size-complex="10pt" style:font-weight-complex="bold"/>
    </style:style>
    <style:style style:name="P11" style:family="paragraph" style:parent-style-name="Standard">
      <style:paragraph-properties fo:line-height="0.1665in"/>
      <style:text-properties style:font-name="Geneva" fo:font-size="10pt" fo:font-weight="bold" officeooo:rsid="001ab363" officeooo:paragraph-rsid="001ab363" style:font-size-asian="10pt" style:font-weight-asian="bold" style:font-name-complex="Geneva2" style:font-size-complex="10pt" style:font-weight-complex="bold"/>
    </style:style>
    <style:style style:name="P12" style:family="paragraph" style:parent-style-name="Standard">
      <style:paragraph-properties fo:line-height="100%"/>
      <style:text-properties style:font-name="Geneva" fo:font-size="6pt" fo:letter-spacing="-0.0071in" fo:font-weight="bold" style:font-size-asian="5.25pt" style:font-weight-asian="bold" style:font-name-complex="Helvetica" style:font-size-complex="6pt" style:font-weight-complex="bold"/>
    </style:style>
    <style:style style:name="P13" style:family="paragraph" style:parent-style-name="Standard">
      <style:paragraph-properties fo:line-height="100%"/>
      <style:text-properties style:font-name="Geneva" fo:font-size="6pt" fo:letter-spacing="-0.0071in" fo:font-weight="bold" style:font-size-asian="5.25pt" style:font-weight-asian="bold" style:font-name-complex="Geneva2" style:font-size-complex="6pt" style:font-weight-complex="bold"/>
    </style:style>
    <style:style style:name="P14" style:family="paragraph" style:parent-style-name="Table_20_Contents">
      <style:paragraph-properties fo:line-height="0.1665in" fo:text-align="end" style:justify-single-word="false" fo:orphans="0" fo:widows="0"/>
      <style:text-properties style:font-name="Geneva" fo:font-size="11pt" style:font-size-asian="11pt" style:font-size-complex="11pt"/>
    </style:style>
    <style:style style:name="P15" style:family="paragraph" style:parent-style-name="Table_20_Contents">
      <style:paragraph-properties fo:line-height="0.1665in" fo:text-align="end" style:justify-single-word="false" fo:orphans="0" fo:widows="0"/>
      <style:text-properties style:font-name="Geneva" fo:font-size="11pt" style:font-size-asian="11pt" style:font-name-complex="Geneva2" style:font-size-complex="11pt"/>
    </style:style>
    <style:style style:name="P16" style:family="paragraph" style:parent-style-name="Standard">
      <style:paragraph-properties fo:line-height="0.1665in" fo:text-align="end" style:justify-single-word="false" fo:orphans="0" fo:widows="0"/>
      <style:text-properties style:font-name="Geneva" fo:font-size="11pt" style:font-size-asian="11pt" style:font-name-complex="Geneva2" style:font-size-complex="11pt"/>
    </style:style>
    <style:style style:name="P17" style:family="paragraph" style:parent-style-name="Standard">
      <style:paragraph-properties fo:line-height="0.1665in" fo:orphans="0" fo:widows="0"/>
      <style:text-properties style:font-name="Geneva" fo:font-size="11pt" fo:letter-spacing="-0.0071in" style:font-size-asian="11pt" style:font-name-complex="Geneva2" style:font-size-complex="11pt"/>
    </style:style>
    <style:style style:name="P18" style:family="paragraph" style:parent-style-name="Standard">
      <style:paragraph-properties fo:line-height="0.1665in"/>
      <style:text-properties style:font-name="Geneva" fo:font-size="11pt" fo:letter-spacing="-0.0071in" fo:font-weight="bold" style:font-size-asian="11pt" style:font-weight-asian="bold" style:font-name-complex="Geneva2" style:font-size-complex="11pt" style:font-weight-complex="bold"/>
    </style:style>
    <style:style style:name="P19" style:family="paragraph" style:parent-style-name="Standard">
      <style:paragraph-properties fo:line-height="0.1665in" fo:text-align="end" style:justify-single-word="false" fo:orphans="0" fo:widows="0"/>
      <style:text-properties style:font-name="Geneva" fo:font-size="11pt" fo:letter-spacing="-0.0035in" style:font-size-asian="11pt" style:font-name-complex="Geneva2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Geneva" fo:font-size="20pt" fo:letter-spacing="-0.0071in" style:font-size-asian="20pt" style:font-name-complex="Geneva2" style:font-size-complex="20pt"/>
    </style:style>
    <style:style style:name="P21" style:family="paragraph" style:parent-style-name="Standard">
      <style:paragraph-properties fo:line-height="0.1665in"/>
    </style:style>
    <style:style style:name="P22" style:family="paragraph" style:parent-style-name="Standard" style:list-style-name="L1">
      <style:paragraph-properties fo:line-height="0.1665in"/>
      <style:text-properties style:font-name="Geneva" fo:font-size="10pt" fo:font-weight="normal" officeooo:rsid="001f0744" officeooo:paragraph-rsid="001f0744" style:font-size-asian="10pt" style:font-weight-asian="normal" style:font-name-complex="Geneva2" style:font-size-complex="10pt" style:font-weight-complex="normal"/>
    </style:style>
    <style:style style:name="P23" style:family="paragraph" style:parent-style-name="Standard" style:list-style-name="WWNum10">
      <style:paragraph-properties fo:line-height="0.1665in"/>
      <style:text-properties style:font-name="Geneva" fo:font-size="10pt" fo:letter-spacing="-0.0071in" style:font-size-asian="10pt" style:font-name-complex="Geneva2" style:font-size-complex="10pt"/>
    </style:style>
    <style:style style:name="P24" style:family="paragraph" style:parent-style-name="Standard" style:list-style-name="WWNum8">
      <style:paragraph-properties fo:line-height="0.1665in"/>
      <style:text-properties style:font-name="Geneva" fo:font-size="10pt" fo:letter-spacing="-0.0071in" style:font-size-asian="10pt" style:font-name-complex="Geneva2" style:font-size-complex="10pt"/>
    </style:style>
    <style:style style:name="P25" style:family="paragraph" style:parent-style-name="Standard" style:list-style-name="WWNum5">
      <style:paragraph-properties fo:line-height="0.1665in" fo:orphans="0" fo:widows="0" fo:hyphenation-ladder-count="no-limit"/>
      <style:text-properties style:font-name="Geneva" fo:font-size="10pt" fo:letter-spacing="-0.0071in" style:font-size-asian="10pt" style:font-name-complex="Geneva2" style:font-size-complex="10pt" fo:hyphenate="false" fo:hyphenation-remain-char-count="2" fo:hyphenation-push-char-count="2" loext:hyphenation-no-caps="false"/>
    </style:style>
    <style:style style:name="P26" style:family="paragraph" style:parent-style-name="Standard" style:list-style-name="WWNum7">
      <style:paragraph-properties fo:line-height="0.1665in" fo:orphans="0" fo:widows="0" fo:hyphenation-ladder-count="no-limit"/>
      <style:text-properties style:font-name="Geneva" fo:font-size="10pt" fo:letter-spacing="-0.0071in" style:font-size-asian="10pt" style:font-name-complex="Geneva2" style:font-size-complex="10pt" fo:hyphenate="fals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line-height="0.1665in"/>
      <style:text-properties fo:font-variant="normal" fo:text-transform="none" style:font-name="Geneva1" fo:font-size="10pt" fo:letter-spacing="normal" fo:font-style="normal" fo:font-weight="normal" officeooo:rsid="001ab363" officeooo:paragraph-rsid="001ab363" style:font-size-asian="10pt" style:font-size-complex="10pt"/>
    </style:style>
    <style:style style:name="P28" style:family="paragraph" style:parent-style-name="Standard" style:list-style-name="WWNum10">
      <style:paragraph-properties fo:line-height="0.1665in"/>
    </style:style>
    <style:style style:name="P29" style:family="paragraph" style:parent-style-name="Standard" style:list-style-name="WWNum2">
      <style:paragraph-properties fo:line-height="0.1665in" fo:orphans="0" fo:widows="0" fo:hyphenation-ladder-count="no-limit" style:vertical-align="baseline">
        <style:tab-stops/>
      </style:paragraph-properties>
      <style:text-properties fo:hyphenate="false" fo:hyphenation-remain-char-count="2" fo:hyphenation-push-char-count="2" loext:hyphenation-no-caps="false"/>
    </style:style>
    <style:style style:name="T1" style:family="text">
      <style:text-properties style:font-name="Geneva" fo:font-size="10pt" fo:letter-spacing="-0.0071in" style:font-size-asian="10pt" style:font-name-complex="Geneva2" style:font-size-complex="10pt"/>
    </style:style>
    <style:style style:name="T2" style:family="text">
      <style:text-properties style:font-name="Geneva" fo:font-size="10pt" fo:letter-spacing="-0.0071in" officeooo:rsid="001ab363" style:font-size-asian="10pt" style:font-name-complex="Geneva2" style:font-size-complex="10pt"/>
    </style:style>
    <style:style style:name="T3" style:family="text">
      <style:text-properties style:font-name="Geneva" fo:font-size="10pt" fo:font-weight="bold" style:font-size-asian="10pt" style:font-weight-asian="bold" style:font-name-complex="Geneva2" style:font-size-complex="10pt" style:font-weight-complex="bold"/>
    </style:style>
    <style:style style:name="T4" style:family="text">
      <style:text-properties style:font-name="Geneva" fo:font-size="10pt" fo:font-weight="bold" officeooo:rsid="001ab363" style:font-size-asian="10pt" style:font-weight-asian="bold" style:font-name-complex="Geneva2" style:font-size-complex="10pt" style:font-weight-complex="bold"/>
    </style:style>
    <style:style style:name="T5" style:family="text">
      <style:text-properties style:font-name="Geneva" fo:font-size="11pt" fo:letter-spacing="-0.0071in" style:font-size-asian="11pt" style:font-name-complex="Helvetica" style:font-size-complex="11pt"/>
    </style:style>
    <style:style style:name="T6" style:family="text">
      <style:text-properties style:font-name="Geneva" fo:font-size="11pt" fo:letter-spacing="-0.0071in" fo:font-weight="bold" style:font-size-asian="11pt" style:font-weight-asian="bold" style:font-name-complex="Geneva2" style:font-size-complex="11pt" style:font-weight-complex="bold"/>
    </style:style>
    <style:style style:name="T7" style:family="text">
      <style:text-properties officeooo:rsid="001f0744"/>
    </style:style>
    <style:style style:name="T8" style:family="text">
      <style:text-properties officeooo:rsid="0020a235"/>
    </style:style>
    <style:style style:name="T9" style:family="text">
      <style:text-properties officeooo:rsid="002156a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icole Wilbur</text:p>
      <text:p text:style-name="P6">Colorad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nic.eli.wil@gmail.com</text:p>
          </table:table-cell>
          <table:table-cell table:style-name="Table1.A1" office:value-type="string">
            <text:p text:style-name="P15">www.linkedin.com/in/nicolewilbur</text:p>
          </table:table-cell>
        </table:table-row>
        <table:table-row table:style-name="Table1.1">
          <table:table-cell table:style-name="Table1.A2" office:value-type="string">
            <text:p text:style-name="P17">970-975-0848</text:p>
          </table:table-cell>
          <table:table-cell table:style-name="Table1.A2" office:value-type="string">
            <text:p text:style-name="P14">github.com/NicoleWilbur</text:p>
          </table:table-cell>
        </table:table-row>
      </table:table>
      <text:p text:style-name="P12"/>
      <text:p text:style-name="P21"><text:span text:style-name="T6">Education</text:span><text:span text:style-name="T5"><text:tab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Bachelor of Science, Computer Science (<text:span text:style-name="T8">grad. date 7/2022</text:span>; GPA 4.0)</text:p>
          </table:table-cell>
          <table:table-cell table:style-name="Table2.B1" office:value-type="string">
            <text:p text:style-name="P16">Colorado State University</text:p>
          </table:table-cell>
        </table:table-row>
        <table:table-row table:style-name="Table2.2">
          <table:table-cell table:style-name="Table2.B1" office:value-type="string">
            <text:p text:style-name="P9">Master of Women’s Health</text:p>
          </table:table-cell>
          <table:table-cell table:style-name="Table2.B1" office:value-type="string">
            <text:p text:style-name="P19">University of Melbourne</text:p>
          </table:table-cell>
        </table:table-row>
        <table:table-row table:style-name="Table2.3">
          <table:table-cell table:style-name="Table2.B1" office:value-type="string">
            <text:p text:style-name="P9">Bachelor of Arts, Sociology</text:p>
          </table:table-cell>
          <table:table-cell table:style-name="Table2.B1" office:value-type="string">
            <text:p text:style-name="P19">Whittier College</text:p>
          </table:table-cell>
        </table:table-row>
        <table:table-row table:style-name="Table2.4">
          <table:table-cell table:style-name="Table2.B1" table:number-columns-spanned="2" office:value-type="string">
            <text:p text:style-name="P4">Member of Sigma Tau Delta: English Honor Society; Alpha Kappa Delta: Sociology Honor Society</text:p>
          </table:table-cell>
          <table:covered-table-cell/>
        </table:table-row>
      </table:table>
      <text:p text:style-name="P13"/>
      <text:p text:style-name="P18">Technical Skill Highlight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/>SQL</text:p>
          </table:table-cell>
          <table:table-cell table:style-name="Table3.A1" office:value-type="string">
            <text:p text:style-name="P5">Aggregations, Subqueries, Data Cleaning, Windows Functions, Advanced Joins</text:p>
          </table:table-cell>
        </table:table-row>
        <table:table-row table:style-name="Table3.1">
          <table:table-cell table:style-name="Table3.A1" office:value-type="string">
            <text:p text:style-name="P2"><text:s/>Excel</text:p>
          </table:table-cell>
          <table:table-cell table:style-name="Table3.A1" office:value-type="string">
            <text:p text:style-name="P8">Pivot Tables and Charts; Logical, Text, Data functions; Sorting and Permissions; Conditional Formatting</text:p>
          </table:table-cell>
        </table:table-row>
        <table:table-row table:style-name="Table3.1">
          <table:table-cell table:style-name="Table3.A1" office:value-type="string">
            <text:p text:style-name="P2"><text:s/>Other</text:p>
          </table:table-cell>
          <table:table-cell table:style-name="Table3.A1" office:value-type="string">
            <text:p text:style-name="P8">SQL Serve<text:span text:style-name="T7">r</text:span>, Git, Java, Python, Tableau, Looker, Zoho Analytics, <text:span text:style-name="T7">Crystal Reports</text:span></text:p>
          </table:table-cell>
        </table:table-row>
        <table:table-row table:style-name="Table3.1">
          <table:table-cell table:style-name="Table3.A1" office:value-type="string">
            <text:p text:style-name="P2"><text:s/>Healthcare Specific</text:p>
          </table:table-cell>
          <table:table-cell table:style-name="Table3.A1" office:value-type="string">
            <text:p text:style-name="P8"><text:span text:style-name="T8">MyAvatar, </text:span>Centricity, Greenway, NextGen</text:p>
          </table:table-cell>
        </table:table-row>
      </table:table>
      <text:p text:style-name="P13"/>
      <text:p text:style-name="P18">Projec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SQL/Python</text:p>
          </table:table-cell>
          <table:table-cell table:style-name="Table4.B1" office:value-type="string">
            <text:p text:style-name="P1">Created SSMS tables to store, format, and summarize outreach data; created stored procedure to update tables; wrote Python program to run the stored procedure, analyze the information, and send a daily e-mail with the pivot charts and graphs attached.</text:p>
          </table:table-cell>
        </table:table-row>
      </table:table>
      <text:p text:style-name="P12"/>
      <text:p text:style-name="P10">Experience</text:p>
      <text:p text:style-name="P11">Jefferson Center – Contract<text:tab/><text:tab/><text:tab/>Forms Designer<text:tab/><text:tab/><text:tab/>7/2021 – Present</text:p>
      <text:list xml:id="list1147010603" text:style-name="L1">
        <text:list-item>
          <text:p text:style-name="P22">Learned Crystal Reports and assumed responsibility for Crystal Report building.</text:p>
        </text:list-item>
      </text:list>
      <text:list xml:id="list188574452" text:style-name="L2">
        <text:list-item>
          <text:p text:style-name="P27">Formatted over 340 EHR forms in less than three weeks.</text:p>
        </text:list-item>
        <text:list-item>
          <text:p text:style-name="P27">QA 79 reports in the new EHR environment; worked with a team member to QA new forms; <text:span text:style-name="T9">learned to build new forms and electronic forms</text:span>.</text:p>
        </text:list-item>
      </text:list>
      <text:p text:style-name="P10">COVID Check Colorado – Contract<text:tab/><text:tab/>Data Analyst<text:tab/><text:tab/><text:tab/><text:tab/>2/2021 – 7/2021 </text:p>
      <text:list xml:id="list1956732930" text:style-name="WWNum10">
        <text:list-item>
          <text:p text:style-name="P28"><text:span text:style-name="T2">Created </text:span><text:span text:style-name="T1">daily and weekly reports direct</text:span><text:span text:style-name="T2">ing</text:span><text:span text:style-name="T1"> outreach and engagement </text:span><text:span text:style-name="T2">work</text:span><text:span text:style-name="T1">; data-driven efforts delivered over 300,000 vaccines 60% of which went to BIPOC and high-risk individuals.</text:span></text:p>
        </text:list-item>
        <text:list-item>
          <text:p text:style-name="P23">Sole manager and administrator of the SSMS database within a month. All improvements, queries, tables, and stored procedures were my creations and responsibility. </text:p>
        </text:list-item>
        <text:list-item>
          <text:p text:style-name="P28"><text:span text:style-name="T1">Created over 60 dashboards/reports in Zoho Analytics to inform customer service operations </text:span><text:span text:style-name="T2">and </text:span><text:span text:style-name="T1">staffing.</text:span></text:p>
        </text:list-item>
      </text:list>
      <text:p text:style-name="P21"><text:span text:style-name="T3">CareSight – Contract </text:span><text:tab/><text:tab/><text:tab/><text:span text:style-name="T3">Data Analyst/Database Manager</text:span><text:tab/><text:tab/><text:span text:style-name="T3">11/2019 – 3/2020 </text:span></text:p>
      <text:list xml:id="list211779423" text:style-name="WWNum2">
        <text:list-item>
          <text:p text:style-name="P29"><text:span text:style-name="T1">Created a </text:span><text:span text:style-name="T2">data integrity verification system</text:span><text:span text:style-name="T1"> (tables, stored procedures, and end user reports) to </text:span><text:span text:style-name="T2">compare</text:span><text:span text:style-name="T1"> the record count in the replicated databases vs the source databases.</text:span></text:p>
        </text:list-item>
        <text:list-item>
          <text:p text:style-name="P29"><text:span text:style-name="T1">Created jobs to check that the replicated databases maintained current data and sen</text:span><text:span text:style-name="T2">t </text:span><text:span text:style-name="T1">e-mails to the data team should a database lack current data.</text:span></text:p>
        </text:list-item>
      </text:list>
      <text:p text:style-name="P21"><text:span text:style-name="T3">The Center for Mental Health</text:span><text:tab/><text:tab/><text:span text:style-name="T3">Quality Assurance Director</text:span><text:tab/><text:tab/><text:tab/><text:span text:style-name="T3">11/2018 – 8/2019</text:span></text:p>
      <text:list xml:id="list2555015263" text:style-name="WWNum8">
        <text:list-item>
          <text:p text:style-name="P24">Collaborated with data analyst to create and publish SQL reports for performance incentive measures and KPIs.</text:p>
        </text:list-item>
        <text:list-item>
          <text:p text:style-name="P24">Successfully submitted data and analysis on two quality improvement incentive programs grossing over $250,000.</text:p>
        </text:list-item>
      </text:list>
      <text:p text:style-name="P21"><text:span text:style-name="T3">Prism Health North Texas</text:span> <text:s text:c="3"/><text:span text:style-name="T3">Analytics and Innovation Director/</text:span><text:span text:style-name="T4">Clinic Administrator <text:s/></text:span><text:span text:style-name="T3">7/2012 – 11/2018</text:span></text:p>
      <text:list xml:id="list1902851125" text:style-name="WWNum5">
        <text:list-item>
          <text:p text:style-name="P25">Redesigned, rewrote, and rolled out the first effective QM program and plan the agency had in over five years. Gained committee buy-in and participation from two doctors and the chief medical officer. </text:p>
        </text:list-item>
        <text:list-item>
          <text:p text:style-name="P25">Special recognition twice from federal grant project officer for the quality program/activities completed.</text:p>
        </text:list-item>
        <text:list-item>
          <text:p text:style-name="P25">TMF Quality Innovation Network quality consultant highlighted the QM program as a “high performer.”</text:p>
        </text:list-item>
      </text:list>
      <text:list xml:id="list784412711" text:style-name="WWNum7">
        <text:list-item>
          <text:p text:style-name="P26">Decision-maker in buying a new electronic health records (EHR) system, built and implemented the EHR and all add-ons at both medical clinics. Then, successfully created a manual, trained, and rolled out the EHR system to over 50 EHR-naive social worker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pitch="variable"/>
    <style:font-face style:name="Courier New1" svg:font-family="'Courier New'" style:font-family-generic="system" style:font-pitch="variable"/>
    <style:font-face style:name="Geneva" svg:font-family="Geneva" style:font-family-generic="roman" style:font-pitch="variable"/>
    <style:font-face style:name="Geneva1" svg:font-family="Geneva" style:font-family-generic="swiss" style:font-pitch="variable"/>
    <style:font-face style:name="Geneva2" svg:font-family="Geneva" style:font-family-generic="system" style:font-pitch="variable"/>
    <style:font-face style:name="Helvetica" svg:font-family="Helvetica, 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ocument_20_Map" style:display-name="Document Map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3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Nicole Wilbur</meta:initial-creator>
    <meta:editing-cycles>10</meta:editing-cycles>
    <meta:print-date>2021-06-26T04:56:00</meta:print-date>
    <meta:creation-date>2021-06-28T18:22:00</meta:creation-date>
    <dc:date>2021-11-29T16:22:59.942598246</dc:date>
    <dc:language>en-US</dc:language>
    <meta:editing-duration>PT18M44S</meta:editing-duration>
    <meta:generator>LibreOffice/7.2.2.2$MacOSX_X86_64 LibreOffice_project/02b2acce88a210515b4a5bb2e46cbfb63fe97d56</meta:generator>
    <meta:document-statistic meta:table-count="4" meta:image-count="0" meta:object-count="0" meta:page-count="1" meta:paragraph-count="46" meta:word-count="477" meta:character-count="3328" meta:non-whitespace-character-count="2875"/>
    <meta:user-defined meta:name="AppVersion">16.0000</meta:user-defined>
    <meta:template xlink:type="simple" xlink:actuate="onRequest" xlink:title="Normal.dotm" xlink:href=""/>
  </office:meta>
</office:document-meta>
</file>